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Default" style:master-page-name="MP0" style:family="paragraph">
      <style:paragraph-properties fo:break-before="page"/>
    </style:style>
    <style:style style:name="T2" style:parent-style-name="Standardnípísmoodstavce" style:family="text">
      <style:text-properties fo:color="#2E5395" fo:font-size="16pt" style:font-size-asian="16pt" style:font-size-complex="16pt"/>
    </style:style>
    <style:style style:name="P3" style:parent-style-name="Default" style:family="paragraph">
      <style:text-properties fo:color="#2E5395" fo:font-size="13pt" style:font-size-asian="13pt" style:font-size-complex="13pt"/>
    </style:style>
    <style:style style:name="T4" style:parent-style-name="Standardnípísmoodstavce" style:family="text">
      <style:text-properties fo:font-size="10pt" style:font-size-asian="10pt" style:font-size-complex="10pt"/>
    </style:style>
    <style:style style:name="T5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6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7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9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1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1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1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3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5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1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7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18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1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20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2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22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2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24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25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2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27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2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2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30" style:parent-style-name="Default" style:family="paragraph">
      <style:text-properties fo:color="#2E5395" fo:font-size="13pt" style:font-size-asian="13pt" style:font-size-complex="13pt"/>
    </style:style>
    <style:style style:name="T31" style:parent-style-name="Standardnípísmoodstavce" style:family="text">
      <style:text-properties style:font-name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T32" style:parent-style-name="Standardnípísmoodstavce" style:family="text">
      <style:text-properties style:font-name="Times New Roman" style:font-name-complex="Times New Roman" fo:font-size="10pt" style:font-size-asian="10pt" style:font-size-complex="10pt"/>
    </style:style>
    <style:style style:name="T3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34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5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3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37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39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0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4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2" style:parent-style-name="Standardnípísmoodstavce" style:family="text">
      <style:text-properties style:font-name="Courier New" style:font-name-complex="Courier New" fo:font-size="10pt" style:font-size-asian="10pt" style:font-size-complex="10pt"/>
    </style:style>
    <style:style style:name="T4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44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4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46" style:parent-style-name="Standardnípísmoodstavce" style:family="text">
      <style:text-properties style:font-name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T47" style:parent-style-name="Standardnípísmoodstavce" style:family="text">
      <style:text-properties style:font-name="Times New Roman" style:font-name-complex="Times New Roman" fo:font-style="italic" style:font-style-asian="italic" style:font-style-complex="italic" fo:font-size="11.5pt" style:font-size-asian="11.5pt" style:font-size-complex="11.5pt"/>
    </style:style>
    <style:style style:name="T48" style:parent-style-name="Standardnípísmoodstavce" style:family="text">
      <style:text-properties style:font-name="Times New Roman" style:font-name-complex="Times New Roman" fo:font-size="10pt" style:font-size-asian="10pt" style:font-size-complex="10pt"/>
    </style:style>
    <style:style style:name="T49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51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52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54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55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57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59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6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61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62" style:parent-style-name="Standardnípísmoodstavce" style:family="text">
      <style:text-properties style:font-name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T63" style:parent-style-name="Standardnípísmoodstavce" style:family="text">
      <style:text-properties style:font-name="Times New Roman" style:font-name-complex="Times New Roman" fo:font-size="10pt" style:font-size-asian="10pt" style:font-size-complex="10pt"/>
    </style:style>
    <style:style style:name="T64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6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66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6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68" style:parent-style-name="Standardnípísmoodstavce" style:family="text">
      <style:text-properties style:font-name="Calibri" style:font-name-complex="Calibri" fo:font-size="10pt" style:font-size-asian="10pt" style:font-size-complex="10pt"/>
    </style:style>
    <style:style style:name="T69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70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71" style:parent-style-name="Standardnípísmoodstavce" style:family="text">
      <style:text-properties style:font-name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T72" style:parent-style-name="Standardnípísmoodstavce" style:family="text">
      <style:text-properties style:font-name="Times New Roman" style:font-name-complex="Times New Roman" fo:font-size="10pt" style:font-size-asian="10pt" style:font-size-complex="10pt"/>
    </style:style>
    <style:style style:name="T73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75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77" style:parent-style-name="Standardnípísmoodstavce" style:family="text">
      <style:text-properties style:font-name="Segoe UI Emoji" style:font-name-asian="Segoe UI Emoji" style:font-name-complex="Segoe UI Emoji" fo:color="#B4ACBB" fo:font-size="11pt" style:font-size-asian="11pt" style:font-size-complex="11pt"/>
    </style:style>
    <style:style style:name="T78" style:parent-style-name="Standardnípísmoodstavce" style:family="text">
      <style:text-properties style:font-name="Segoe UI Emoji" style:font-name-asian="Segoe UI Emoji" style:font-name-complex="Segoe UI Emoji" fo:color="#998EA3" fo:font-size="11pt" style:font-size-asian="11pt" style:font-size-complex="11pt"/>
    </style:style>
    <style:style style:name="T79" style:parent-style-name="Standardnípísmoodstavce" style:family="text">
      <style:text-properties style:font-name="Segoe UI Emoji" style:font-name-asian="Segoe UI Emoji" style:font-name-complex="Segoe UI Emoji" fo:color="#CDC4D5" fo:font-size="11pt" style:font-size-asian="11pt" style:font-size-complex="11pt"/>
    </style:style>
    <style:style style:name="T80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81" style:parent-style-name="Standardnípísmoodstavce" style:family="text">
      <style:text-properties style:font-name="Segoe UI Emoji" style:font-name-asian="Segoe UI Emoji" style:font-name-complex="Segoe UI Emoji" fo:color="#B4ACBB" fo:font-size="11pt" style:font-size-asian="11pt" style:font-size-complex="11pt"/>
    </style:style>
    <style:style style:name="T82" style:parent-style-name="Standardnípísmoodstavce" style:family="text">
      <style:text-properties style:font-name="Segoe UI Emoji" style:font-name-asian="Segoe UI Emoji" style:font-name-complex="Segoe UI Emoji" fo:color="#998EA3" fo:font-size="11pt" style:font-size-asian="11pt" style:font-size-complex="11pt"/>
    </style:style>
    <style:style style:name="T83" style:parent-style-name="Standardnípísmoodstavce" style:family="text">
      <style:text-properties style:font-name="Segoe UI Emoji" style:font-name-asian="Segoe UI Emoji" style:font-name-complex="Segoe UI Emoji" fo:color="#CDC4D5" fo:font-size="11pt" style:font-size-asian="11pt" style:font-size-complex="11pt"/>
    </style:style>
    <style:style style:name="T84" style:parent-style-name="Standardnípísmoodstavce" style:family="text">
      <style:text-properties style:font-name="Segoe UI Emoji" style:font-name-complex="Segoe UI Emoji" fo:color="#CDC4D5" fo:font-size="11pt" style:font-size-asian="11pt" style:font-size-complex="11pt"/>
    </style:style>
    <style:style style:name="T85" style:parent-style-name="Standardnípísmoodstavce" style:family="text">
      <style:text-properties style:font-name="Segoe UI Emoji" style:font-name-complex="Segoe UI Emoji" fo:font-size="10pt" style:font-size-asian="10pt" style:font-size-complex="10pt"/>
    </style:style>
    <style:style style:name="T86" style:parent-style-name="Standardnípísmoodstavce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/>
      <text:p text:style-name="Default"><text:s/><text:span text:style-name="T2">16. b) Filosofie a pojmy.<text:s/></text:span></text:p>
      <text:p text:style-name="P3">Pojem<text:s/></text:p>
      <text:p text:style-name="Default"><text:span text:style-name="T4">•<text:s/></text:span><text:span text:style-name="T5">je akt individuálního myšlení<text:s/></text:span></text:p>
      <text:p text:style-name="Default"><text:span text:style-name="T6">•<text:s/></text:span><text:span text:style-name="T7">Filosofie je vždy dílo jedince-osamocená tvorba pojmů →neděje se z dialogu,<text:s/></text:span><text:span text:style-name="T8">z konverzace nevzešel jediný pojem<text:s/></text:span></text:p>
      <text:p text:style-name="Default"><text:span text:style-name="T9">•<text:s/></text:span><text:span text:style-name="T10">je důležité tvořit pojmy se smyslem pro krásu, aby byly vkusné<text:s/></text:span></text:p>
      <text:p text:style-name="Default"><text:span text:style-name="T11">•<text:s/></text:span><text:span text:style-name="T12">každý<text:s/></text:span><text:span text:style-name="T13">filosof<text:s/></text:span><text:span text:style-name="T14">předjímá realitu, vidí dopředu (často bývá nepochopen, nepatří do své doby)<text:s/></text:span><text:span text:style-name="T15">o<text:s/></text:span><text:span text:style-name="T16">dává věcem a bytostem neustále novou událost<text:s/></text:span></text:p>
      <text:p text:style-name="P17"/>
      <text:p text:style-name="Default"><text:span text:style-name="T18">•<text:s/></text:span><text:span text:style-name="T19">filosofie se neobrací do minulosti, ani k minulým konceptům (filosofie není historie filosofie)<text:s/></text:span></text:p>
      <text:p text:style-name="Default"><text:span text:style-name="T20">•<text:s/></text:span><text:span text:style-name="T21">filosofie je stále geologické<text:s/></text:span><text:span text:style-name="T22">o<text:s/></text:span><text:span text:style-name="T23">nejvíce filosofie a filosofů najdeme u Francouzů, Němců a Britů (je to dáno nábožen-stvím)<text:s/></text:span></text:p>
      <text:p text:style-name="P24"/>
      <text:p text:style-name="Default"><text:span text:style-name="T25">•<text:s/></text:span><text:span text:style-name="T26">Američané- ligvistické zaměřené (intelektuálové z Evropy přesídlují tam během války)<text:s/></text:span></text:p>
      <text:p text:style-name="Default"><text:span text:style-name="T27">•<text:s/></text:span><text:span text:style-name="T28">souvisí s katolictvím, u protestatntů filosofování funguje lépe<text:s/></text:span></text:p>
      <text:p text:style-name="P29"/>
      <text:p text:style-name="P30">Legendární filosofické pojmy<text:s/></text:p>
      <text:p text:style-name="Default"><text:span text:style-name="T31">Platón<text:s/></text:span></text:p>
      <text:p text:style-name="Default"><text:span text:style-name="T32">•<text:s/></text:span><text:span text:style-name="T33">pojem<text:s/></text:span><text:span text:style-name="T34">Idea<text:s/></text:span><text:span text:style-name="T35">o<text:s/></text:span><text:span text:style-name="T36">platon si myslel, že<text:s/></text:span><text:span text:style-name="T37">existuje svět idejí</text:span><text:span text:style-name="T38">, který je<text:s/></text:span><text:span text:style-name="T39">dokonalý a nezměnitelný.<text:s/></text:span></text:p>
      <text:p text:style-name="Default"><text:span text:style-name="T40">o<text:s/></text:span><text:span text:style-name="T41">V tomto světě jsou všechny věci dokonalé a nejlepší, co mohou být.<text:s/></text:span></text:p>
      <text:p text:style-name="Default"><text:span text:style-name="T42">o<text:s/></text:span><text:span text:style-name="T43">př. když vidíme něco v našem světě, vidíme pouze jeho kopii. Tyto kopie jsou nedoko-nalé a mohou se měnit. Například když vidíme stůl, vidíme pouze jeho kopii, která je nedokonalá a měnná. Ideální stůl existuje pouze ve světě idejí.<text:s/></text:span></text:p>
      <text:p text:style-name="P44"/>
      <text:p text:style-name="P45"/>
      <text:p text:style-name="Default"><text:span text:style-name="T46">Friedrich Nietzsche<text:s/></text:span><text:span text:style-name="T47">(legendární tvůrce pojmů)<text:s/></text:span></text:p>
      <text:p text:style-name="Default"><text:span text:style-name="T48">•<text:s/></text:span><text:span text:style-name="T49">vůle k moci =<text:s/></text:span><text:span text:style-name="T50">smyslem světa je subjektivní vůle k lepšímu životu a k tvorbě<text:s/></text:span></text:p>
      <text:p text:style-name="Default"><text:span text:style-name="T51">•<text:s/></text:span><text:span text:style-name="T52">nadčlověk =<text:s/></text:span><text:span text:style-name="T53">nová vývojové fáze následující po člověku a překonává ho<text:s/></text:span></text:p>
      <text:p text:style-name="Default"><text:span text:style-name="T54">•<text:s/></text:span><text:span text:style-name="T55">nihilismus =<text:s/></text:span><text:span text:style-name="T56">stav<text:s/></text:span><text:span text:style-name="T57">absolutního selhání a destrukce, popírání a odmítání<text:s/></text:span><text:span text:style-name="T58">(pravdy, mravních hodnot, autorit,...), tohoto poté vstává nový člověk -<text:s/></text:span><text:span text:style-name="T59">nadčlověk<text:s/></text:span><text:span text:style-name="T60">(další vývojové stádium, které podle Nietzcheho překoná člověka)<text:s/></text:span></text:p>
      <text:p text:style-name="P61"/>
      <text:p text:style-name="Default"><text:span text:style-name="T62">Michel Foucault<text:s/></text:span></text:p>
      <text:p text:style-name="Default"><text:span text:style-name="T63">•<text:s/></text:span><text:span text:style-name="T64">epistéma =<text:s/></text:span><text:span text:style-name="T65">doba, epocha,<text:s/></text:span><text:span text:style-name="T66">má svůj specifický vzorec tvořený obrazy a výpovědi<text:s/></text:span><text:span text:style-name="T67">(diskurzivní praxe, to co bylo řečeno)<text:s/></text:span></text:p>
      <text:p text:style-name="Default"><text:span text:style-name="T68">•<text:s/></text:span><text:span text:style-name="T69">acheologie vědění = pomocí archivace<text:s/></text:span></text:p>
      <text:p text:style-name="P70"/>
      <text:p text:style-name="Default"><text:span text:style-name="T71">Deleuze and Guattari<text:s/></text:span></text:p>
      <text:p text:style-name="Default"><text:span text:style-name="T72">•<text:s/></text:span><text:span text:style-name="T73">mechanosféra =<text:s/></text:span><text:span text:style-name="T74">mnoho jevů kolem nás pojímají jako stroje, mají strojní základ/ postatu (pře-sahují jedince, fungují bez našeho vlivu a automaticky (např. váleční stroj )<text:s/></text:span><text:span text:style-name="T75">jsou navzájem pro-pojené<text:s/></text:span><text:span text:style-name="T76">a vytváří<text:s/></text:span><text:span text:style-name="T77">􃎒</text:span><text:span text:style-name="T78">􃎓</text:span><text:span text:style-name="T79">􃎔</text:span><text:span text:style-name="T80">mechanosféru</text:span><text:span text:style-name="T81">􃎒</text:span><text:span text:style-name="T82">􃎓</text:span><text:span text:style-name="T83">􃎔</text:span><text:span text:style-name="T84"><text:s/></text:span></text:p>
      <text:p text:style-name="Default"><text:span text:style-name="T85">•<text:s/></text:span><text:span text:style-name="T86">tělo bez orgánů =<text:s/></text:span>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Default" style:display-name="Default" style:family="paragraph">
      <style:paragraph-properties style:text-autospace="none" fo:margin-bottom="0in" fo:line-height="100%"/>
      <style:text-properties style:font-name="Calibri Light" style:font-name-complex="Calibri Light" fo:color="#000000"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2.0402in" style:print-orientation="portrait" fo:margin-top="1.4569in" fo:margin-left="0.809in" fo:margin-bottom="0.984in" fo:margin-right="0.772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20:00Z</meta:creation-date>
    <dc:date>2023-05-08T13:21:00Z</dc:date>
    <meta:template xlink:href="Normal.dotm" xlink:type="simple"/>
    <meta:editing-cycles>1</meta:editing-cycles>
    <meta:editing-duration>PT60S</meta:editing-duration>
    <meta:document-statistic meta:page-count="1" meta:paragraph-count="48" meta:word-count="329" meta:character-count="2037" meta:row-count="56" meta:non-whitespace-character-count="1756"/>
  </office:meta>
</office:document-meta>
</file>